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serif" fo:font-size="10.5pt" fo:font-style="normal" fo:font-weight="normal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</style:style>
    <style:style style:name="P3" style:family="paragraph" style:parent-style-name="Text_20_body">
      <style:paragraph-properties style:writing-mode="lr-tb"/>
      <style:text-properties fo:font-variant="normal" fo:text-transform="none" style:font-name="serif" fo:font-size="10.5pt" fo:font-style="normal" fo:font-weight="normal" officeooo:paragraph-rsid="001fa3c8"/>
    </style:style>
    <style:style style:name="T1" style:family="text">
      <style:text-properties style:font-name="serif"/>
    </style:style>
    <style:style style:name="T2" style:family="text">
      <style:text-properties fo:font-variant="normal" fo:text-transform="none" style:font-name="serif" fo:font-size="10.5pt" fo:font-style="normal" fo:font-weight="normal"/>
    </style:style>
    <style:style style:name="T3" style:family="text">
      <style:text-properties fo:font-variant="normal" fo:text-transform="none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stos etc.</text:p>
      <text:p text:style-name="P1">Trata-se de execução de pena privativa de liberdade atualmente no regime fechado, em que se constatou erro material na decisão de unificação das penas do evento 170.1.</text:p>
      <text:p text:style-name="P2"><text:span text:style-name="T2">Anoto que o apenado não foi recapturado para dar continuidade ao cumprimento da pena, estando portanto </text:span><text:span text:style-name="Strong_20_Emphasis"><text:span text:style-name="T2">foragido</text:span></text:span><text:span text:style-name="T2">, conforme consulta SIAPEN desta data.</text:span></text:p>
      <text:p text:style-name="P1">Relatados.</text:p>
      <text:p text:style-name="P1">Inicialmente importa anotar que o apenado fora condenado nos autos das ações penais nºs 0101644-11.2015.8.20.0104 e 0200674-15.2007.8.20.0001 cujas penas unificadas totalizavam 21 (vinte e um) anos, 01 (um) mês e 07 (sete) dias de reclusão, após o que foi novamente condenado, desta feita a uma pena de 09 (nove) anos, 04 (quatro) meses e 22 (vinte e dois) dias de reclusão, constando da decisão de unificação (ev. 170.1) a nova pena unificada como sendo de 30 (trinta) anos de pena privativa de liberdade, em flagrante erro material, merecendo reparo por este motivo.</text:p>
      <text:p text:style-name="P1">No presente caso trata-se de concurso material de delitos, não se podendo ter os crimes como continuação entre si, impondo-se a soma das penas.</text:p>
      <text:p text:style-name="P2"><text:span text:style-name="T2">Posto isto, revogo a decisão do ev. 170.1 para</text:span><text:span text:style-name="T3"> </text:span><text:span text:style-name="T2">unificar as penas privativas de liberdade em execução nestes autos em </text:span><text:span text:style-name="Strong_20_Emphasis"><text:span text:style-name="T2">30 (trinta) anos 05 (cinco) meses e 29 (vinte e nove) dias de reclusão</text:span></text:span><text:span text:style-name="T2">, a ser cumprida em regime </text:span><text:span text:style-name="Strong_20_Emphasis"><text:span text:style-name="T2">fechado</text:span></text:span><text:span text:style-name="T2">, mantendo os demais termos da decisão.</text:span></text:p>
      <text:p text:style-name="P1">P.R.I. atualize-se o atestado de pena. Aguarde-se a recaptura do apenado.</text:p>
      <text:p text:style-name="Text_20_body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3T17:21:13.363000000</meta:creation-date>
    <dc:date>2023-02-13T17:41:28.819000000</dc:date>
    <meta:editing-duration>PT10M14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9" meta:word-count="225" meta:character-count="1383" meta:non-whitespace-character-count="1164"/>
  </office:meta>
</office:document-meta>
</file>